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text-properties fo:font-size="11pt" fo:language="en" fo:country="US" fo:font-weight="bold" style:font-size-asian="11pt" style:font-weight-asian="bold" style:font-size-complex="11pt" style:font-weight-complex="bold"/>
    </style:style>
    <style:style style:name="P5" style:family="paragraph" style:parent-style-name="gL_5f_Fliesstext_5f_Abstand_5f_davor">
      <style:paragraph-properties fo:text-align="start" style:justify-single-word="false"/>
    </style:style>
    <style:style style:name="P6" style:family="paragraph" style:parent-style-name="gL_5f_Fliesstext_5f_Abstand_5f_davor">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9" style:family="paragraph" style:parent-style-name="gL_5f_Inhaltsverzeichnis_5f_DeSario_5f_Subtitle">
      <style:text-properties fo:language="en" fo:country="US"/>
    </style:style>
    <style:style style:name="P10"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1" style:family="paragraph" style:parent-style-name="gL_5f_Bibelzitat_5f_Quellenangabe_5f_ohne_5f_Einzug_5f__28_kleiner_5f_Abstand_5f_danach_29_">
      <style:text-properties fo:language="en" fo:country="US"/>
    </style:style>
    <style:style style:name="P12"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3" style:family="paragraph" style:parent-style-name="gL_5f_Bibelzitat_5f_Abstand_5f_davor_5f_ohne_5f_Einzug">
      <style:text-properties fo:language="en" fo:country="US"/>
    </style:style>
    <style:style style:name="P14"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5"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6" style:family="paragraph" style:parent-style-name="gL_5f_Fliesstext">
      <style:text-properties fo:font-size="11pt" fo:language="en" fo:country="US" fo:font-weight="bold" style:font-size-asian="11pt" style:font-weight-asian="bold" style:font-size-complex="11pt" style:font-weight-complex="bold"/>
    </style:style>
    <style:style style:name="P17" style:family="paragraph" style:parent-style-name="gL_5f_Fliesstext">
      <style:paragraph-properties fo:text-align="start" style:justify-single-word="false"/>
    </style:style>
    <style:style style:name="P18" style:family="paragraph" style:parent-style-name="gL_5f_Fliesstext_5f_Folge">
      <style:paragraph-properties fo:margin-left="0cm" fo:margin-right="0cm" fo:text-align="start" style:justify-single-word="false" fo:text-indent="0cm" style:auto-text-indent="false"/>
    </style:style>
    <style:style style:name="P19"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style:text-underline-style="solid" style:text-underline-width="auto" style:text-underline-color="font-color"/>
    </style:style>
    <style:style style:name="T9" style:family="text">
      <style:text-properties fo:font-style="italic" style:text-underline-style="solid" style:text-underline-width="auto" style:text-underline-color="font-color" fo:font-weight="bold"/>
    </style:style>
    <style:style style:name="T10" style:family="text">
      <style:text-properties fo:font-style="italic" fo:font-weight="bold"/>
    </style:style>
    <style:style style:name="T11" style:family="text">
      <style:text-properties style:text-underline-style="none"/>
    </style:style>
    <style:style style:name="T12" style:family="text">
      <style:text-properties fo:text-transform="capitalize"/>
    </style:style>
    <style:style style:name="T13" style:family="text">
      <style:text-properties fo:text-transform="capitalize" fo:color="#000000" fo:font-style="normal" style:font-size-asian="11pt" style:font-size-complex="11pt"/>
    </style:style>
    <style:style style:name="T14" style:family="text">
      <style:text-properties fo:text-transform="capitalize" style:text-underline-style="none"/>
    </style:style>
    <style:style style:name="T15"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ploding the Myths of Reformed Theology</text:p>
      <text:p text:style-name="P5"><text:span text:style-name="T1">Originally by Michael DeSario (Standing the Gap Ministries </text:span><text:a xlink:type="simple" xlink:href="http://www.standingthegap.org/">www.standingthegap.org</text:a><text:span text:style-name="T1">)</text:span></text:p>
      <text:p text:style-name="P3">The content was originally published in English. Following is only an excerpt of this document (Chapter 2)</text:p>
      <text:p text:style-name="P3">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8"><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4"/>
      <text:p text:style-name="P4"/>
      <text:h text:style-name="P15" text:outline-level="1">Index</text:h>
      <text:p text:style-name="gL_5f_Inhaltsverzeichnis_5f_DeSario">1.<text:tab/><text:span text:style-name="T12">Let the Wicked forsake his way</text:span><text:tab/>Page<text:tab/>2</text:p>
      <text:p text:style-name="P9">Discussion of Ability and Free Will vs born in sin, saved in sin and can never stop sinning.</text:p>
      <text:p text:style-name="P12">2.<text:tab/><text:span text:style-name="T12">Real Repentance</text:span><text:tab/>Page<text:tab/>4</text:p>
      <text:p text:style-name="P9">A Discussion of Repentance and faith proven by deeds. The purpose and effect of genuine repentance. The self cleansing of humility leading to reconciliation.</text:p>
      <text:p text:style-name="gL_5f_Inhaltsverzeichnis_5f_DeSario">3.<text:tab/><text:span text:style-name="T12">Common Dispersions parroted by professing Christians</text:span><text:tab/>Page<text:tab/>6</text:p>
      <text:p text:style-name="gL_5f_Inhaltsverzeichnis_5f_DeSario">4.<text:tab/><text:span text:style-name="T12">What must I do to be saved? (What Must I do to inherit Eternal Life?)</text:span><text:tab/>Page<text:tab/>7</text:p>
      <text:p text:style-name="P9">A discussion on the true Gospel of Jesus Christ revealing the Synergy of faith establishing the law of love.</text:p>
      <text:p text:style-name="gL_5f_Inhaltsverzeichnis_5f_DeSario"><text:span text:style-name="T11">5.<text:tab/></text:span><text:span text:style-name="T14">Can you Sin and Not Die?</text:span><text:tab/>Page<text:tab/>8</text:p>
      <text:p text:style-name="P9">Examining Substitution and imputed righteousness against the warnings of willful sin in Hebrews 10:26. Explaining genuine righteousness and the<text:span text:style-name="T15"> healing of the mind through faith. Answering the charge of sinless perfect against Obedience to the truth.#</text:span></text:p>
      <text:p text:style-name="gL_5f_Inhaltsverzeichnis_5f_DeSario">6.<text:tab/><text:span text:style-name="T12">Regeneration in Christ, the effects of the New Birth and transformation from Darkness to Light</text:span><text:tab/>Page<text:tab/>13</text:p>
      <text:p text:style-name="gL_5f_Inhaltsverzeichnis_5f_DeSario">7.<text:tab/><text:span text:style-name="T12">What the fallacy of Penal Substitution has done to the Gospel</text:span><text:tab/>Page<text:tab/>15</text:p>
      <text:p text:style-name="gL_5f_Inhaltsverzeichnis_5f_DeSario">8.<text:tab/><text:span text:style-name="T12">The Church as it is seen today compared to the Ekklesia of Scripture</text:span><text:tab/>Page<text:tab/>18</text:p>
      <text:p text:style-name="gL_5f_Inhaltsverzeichnis_5f_DeSario">9.<text:tab/><text:span text:style-name="T12">Exposing the myth of the visible and invisible church (Legitimizing the Illegitimate Church!)</text:span><text:tab/>Page<text:tab/>22</text:p>
      <text:p text:style-name="P9">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2">Calling Evil Good and Good Evil</text:span><text:tab/>Page<text:tab/>25</text:p>
      <text:p text:style-name="P9">How the concept of Right and wrong has been reversed in our society at large.</text:p>
      <text:p text:style-name="gL_5f_Inhaltsverzeichnis_5f_DeSario">11.<text:tab/><text:span text:style-name="T12">Faithfulness to keeping the Commands of God</text:span><text:tab/>Page<text:tab/>28</text:p>
      <text:p text:style-name="P9">The True meaning of faith and how faith is perfected in Deeds. Exploding the mythical contradictions between faith and works imagined by the Reformers. Why ‘faith alone’ cannot Save the soul.</text:p>
      <text:p text:style-name="gL_5f_Inhaltsverzeichnis_5f_DeSario"><text:span text:style-name="T13">12.<text:tab/>Reaping what you Sow. (The inevitable consequences of sin)</text:span><text:span text:style-name="T3"><text:tab/>Page<text:tab/>31</text:span></text:p>
      <text:p text:style-name="P10">Exposing the fallacy of carnal Christians and how it is mocking God to live according to the flesh. Defining the true Nature of God’s Mercy and Righteous Judgments</text:p>
      <text:p text:style-name="P14">Exploding the Myths of Reformed Theology</text:p>
      <text:p text:style-name="P7"/>
      <text:p text:style-name="P8">Exposing the Myths of inability, born in sin, saved in sin and all the doctrinal fallacies necessitated by them.</text:p>
      <text:h text:style-name="gL_5f_Ueberschrift1" text:outline-level="1">Real Repentance</text:h>
      <text:p text:style-name="P6"><text:span text:style-name="T6">Real Repentance</text:span> can be either instantaneous or a <text:span text:style-name="T4">Process</text:span> of brokenness, weeping, separating from sin and crying out to God. That's the great difficulty today among Church Pundits and many Street type preachers. They want <text:span text:style-name="T4">INSTANT</text:span> results! (Like in the Book of Acts)<text:span text:style-name="T5"> </text:span><text:span text:style-name="T6">However</text:span> we're no longer in the midst of Apostolic Preaching. We are in the Season of<text:span text:style-name="T5"> Strong Delusion,</text:span> ear tickling doctrines and a religious establishment who has turned the Truth of God into a Lie. (2Thess2:10-12, 2Tim4:3-4) <text:span text:style-name="T5">A Genuine Repentance</text:span> in the present day will indeed require a <text:span text:style-name="T4">SEASON</text:span> of godly sorrow for sin brought about in a Crisis of Conviction through the Preaching of the Word. (Rom10:17) Since the Holy Spirit is called the 'Spirit<text:span text:style-name="T5"> of Truth'</text:span> in Scripture 1Jh4:6 and is responsible to Convict the World of Sin, Righteousness and Judgment to Come Jh16:8, <text:span text:style-name="T4">ANY</text:span> form of error (spirit of error) that impedes this Process will <text:span text:style-name="T4">QUENCH</text:span> (extinguish, suppress) the Redemptive Progression. </text:p>
      <text:p text:style-name="P6">The Penitent Person <text:span text:style-name="T4">MUST</text:span> be allowed to make a<text:span text:style-name="T5"> Clean Break</text:span> from his vile sins of the flesh and be given time to muster the motivation to right many of his wrongs done to others. (if possible) This is why Scripture records that a<text:span text:style-name="T5"> godly sorrow</text:span> <text:span text:style-name="T5">leading to repentance</text:span> 2Cor7:10-11 <text:span text:style-name="T4">PRODUCES</text:span> a Vehement Desire and Zeal to Vindicate oneself of all wrong doing and set the record straight with God! These are the<text:span text:style-name="T5"> </text:span><text:span text:style-name="T6">DEEDS</text:span> (fruit)<text:span text:style-name="T5"> </text:span><text:span text:style-name="T9">meet</text:span> for Repentance. (<text:span text:style-name="T7">axious</text:span>: something having weight or worth of value. Meriting anything worthy, Mt3:8, Lk3:8)<text:span text:style-name="T5"> </text:span><text:span text:style-name="T6">Called also</text:span>: Amending of evil ways, Ceasing to do evil, laying aside all filthiness and overflow of wicked behavior, cleansing yourself of all filthiness of the flesh and spirit. (Jer26:13, Isa1:16, Js1:21, 2Cor7:1) As seen from the Penitent's finite point of view this is the<text:span text:style-name="T5"> </text:span><text:span text:style-name="T6">DEPARTURE</text:span><text:span text:style-name="T4"> </text:span>from Iniquity Required by everyone who Names the Name of Christ! 2Tim2:19.</text:p>
      <text:p text:style-name="P6">The Holy Spirit is instrumental in bringing about the conviction of godly sorrow, BUT the human WILL Working in concert with God puts forth the <text:span text:style-name="T4">EFFORT</text:span> to Change in '<text:span text:style-name="T8">self cleansing'</text:span> humility that has a deep impact and lasting effect on the Mind, Purposes, Opinions, Inclinations and Dispositions toward sin. It is what you would expect to see in a person who has done you great harm as in the case of an unfaithful or abusive spouse. Even as a human you would accept nothing less than a Clean break from the wrong doing and a <text:span text:style-name="T4">TOTAL</text:span> Transformation in their behavior. <text:span text:style-name="T5">WHY should God be expected to accept lessmerely</text:span> because heaps of<text:span text:style-name="T5"> 'sin everyday'</text:span> preachers find it in the best interest of religious harmony to promote a 500 year old fallacy that turns Salvation into a Magic Formula in which a person is Justified in their sins.Denying that man possesses the Willingness to STOP sinning!? </text:p>
      <text:p text:style-name="P6"><text:span text:style-name="T6">Herein is the Vast Difference</text:span> between Bible Redemption and men's counterfeit Model; Diligence and Purposeful Effort put forth from the basis of one's Will. In the Professed Christian world view timeframe restricts <text:span text:style-name="T4">ABILITY</text:span> and the <text:span text:style-name="T10">'Self Revenge' </text:span>(vindication of personal wrong doings) of Repentance 2Cor7:11, it can NEVER take place. Therefore the Person 'saved<text:span text:style-name="T5"> in sin'</text:span> Remains <text:span text:style-name="T4">in sin</text:span> and can Never be <text:span text:style-name="T4">FIT</text:span> for the Master's use. </text:p>
      <text:p text:style-name="P13">But in a great house there are not only vessels of gold and silver, but also of wood and clay, some for honor and some for dishonor. Therefore if anyone<text:span text:style-name="T11"> </text:span><text:span text:style-name="T6">cleanses himself</text:span> from the latter, he will be a vessel for honor, sanctified and useful for the Master, prepared for every good work.</text:p>
      <text:p text:style-name="P11">2Tim2:20-21</text:p>
      <text:p text:style-name="P2">They are only <text:span text:style-name="T4">FIT</text:span> for having a '<text:span text:style-name="T10">name for being alive but are Dead'</text:span> (Rev3:1) They have failed to do their <text:span text:style-name="T4">FIRST</text:span> Works and come clean with God in Repentance. (Rev2:5)<text:span text:style-name="T5"> Therefore a Genuine Redemption cannot take place.</text:span> You Cannot be Purged of your past sins (Rom3:25) while Still in the process of present sin. (Jh5:14, 8:11) You can have a '<text:span text:style-name="T7">form of godliness'</text:span> with all the trimmings of church life; ever learning and never quite coming to a real knowledge of the truth. (2Tim3:5) And you can even zealously pursue the focus groups that minister to your personal struggles and find assurance in the soothing effect among others facing the same issues, but love Jesus. <text:span text:style-name="T4">BUT</text:span> if you <text:span text:style-name="T4">REALLY</text:span> Loved Him you would<text:span text:style-name="T5"> </text:span><text:soft-page-break/><text:span text:style-name="T6">HATE</text:span><text:span text:style-name="T5"> your Sin and </text:span><text:span text:style-name="T6">STOP</text:span><text:span text:style-name="T5"> Sinning!!</text:span> The eyes of the Understanding <text:span text:style-name="T4">enlightened</text:span> to the Truth, Eph1:18, can<text:span text:style-name="T5"> ONLY</text:span> take Place in the <text:span text:style-name="T4">Renewing</text:span> of the Mind. (Rom6:4-6, 12:1-2) Unless True Redemption takes place as the final act of Repentance, man Remains in his Darkness inventing more <text:span text:style-name="T4">Myths</text:span> to excuse sin. </text:p>
      <text:p text:style-name="P6"><text:span text:style-name="T5">The final act of Repentance is being </text:span><text:span text:style-name="T6">Reconciled</text:span> (returned to favor) to God and <text:span text:style-name="T4">Purged</text:span> of past sins by the Blood of Christ (Heb9:14) until then you have merely done a good deed by stopping your destructive behavior. You may now be reconciled to wronged family members or a scorned spouse. People can stop drinking, taking drugs, committing adultery or any manner of unclean behavior for all sorts of reason, but unless it's done unto God in Repentance and faith proven by deeds you remain still in your sins. It's a<text:span text:style-name="T5"> Diligent Effort of the Free Will</text:span> that brings man to Gods' Mercy Seat (for Propitiation, Rom3:25) where you as the '<text:span text:style-name="T10">living sacrifice'</text:span> are sprinkled with the Blood of the offering (Christ) and thus <text:span text:style-name="T4">Purged</text:span> of Past sins, dead works and <text:span text:style-name="T10">Purified</text:span> in heart for Service to God. (Heb9:14) <text:span text:style-name="T4">NOW</text:span> you have taken the final steps from Darkness to Light from the Power of Satan to God! (Acts26:18) ALL turning on man's<text:span text:style-name="T5"> </text:span><text:span text:style-name="T6">ABILITY to DO</text:span> what God commands. (working together with HIM! Js2:22) If this natural Ability has been <text:span text:style-name="T7">'short circuited'</text:span> by the <text:span text:style-name="T4">FABLES</text:span> &amp; Vain babblings of men, 1Tim6:20, (Substitution, Moral transfer, Magic Cover, not of works, born in sin, can never stop sinning) Strong Delusion will settle in and finally complete Reprobation of the Mind and then the Soul can no longer Respond to God. That's why Jesus Said: </text:p>
      <text:p text:style-name="P13">The lamp of the body is the eye. If therefore your eye is good, your whole body will be full of light. But if your eye is bad, your whole body will be full of darkness. If therefore the light that is in you is darkness, how <text:span text:style-name="T4">GREAT</text:span> is that darkness!</text:p>
      <text:p text:style-name="P11">Mt6:22-23</text:p>
      <text:p text:style-name="P2"><text:span text:style-name="T5">God's Complete Plan of Redemption is to</text:span> <text:span text:style-name="T4">HEAL</text:span> the Mind of man by Turing him from the Destructive nature of Sin. This REQUIRES man to exercise his natural senses of 'hearing', 'Sight' and 'understanding' (the reason, will, mind! Mt13:15) If he Indeed uses the faculties God gave him, his <text:span text:style-name="T4">MIND</text:span> will be healed from Delusions, Myths, Doctrines of men, Fables, speculations and vain Philosophies, all resulting from the corrupting influence of sin. </text:p>
      <text:p text:style-name="P6">This is<text:span text:style-name="T5"> </text:span><text:span text:style-name="T6">SYNERGY</text:span> expressed in its highest form! (Two or more things working together to produce a result that cannot otherwise be obtained!) God has set forth this Marvelous conception at the dawn of Creation. Adam was given free choice in the Garden and his progeny that followed. (to this day!) His sin did not corrupt the Nature of man or his Ability to choose between right and wrong.<text:span text:style-name="T5"> The Nature is</text:span> <text:span text:style-name="T5">inherently good at birth!</text:span> John1:9: <text:span text:style-name="T7">That was the true Light which gives light to every man coming into the world.</text:span> <text:span text:style-name="T4">THIS</text:span> is the<text:span text:style-name="T5"> Light of Conscience</text:span> at the base of Free Will --- That acts as an inner Witness to 'accuse or excuse' your moral compass. </text:p>
      <text:p text:style-name="P6"><text:span text:style-name="T5">You DON'T 'Save yourself'</text:span> by getting clear of sin in Repentance. It was God's Spirit convicting the world of Sin, Righteousness and Judgment to Come that brought you to this place of humility. God's hand is out-stretched daily to mankind, He is not willing any perish in their sin. He has no Pleasure in the death of wicked! His Part is <text:span text:style-name="T5">ON GOING</text:span> . The Holy Spirit Draws willing Seekers to the Cross (Jh12:32) HE Cannot &amp; <text:span text:style-name="T4">WILL NOT</text:span> supersede man's Will! </text:p>
      <text:p text:style-name="P6">Those who insist on maintaining the age old excuses of inability rendering man incapable of simple Obedience to God's Commands will <text:span text:style-name="T4">NEVER</text:span> see the Synergy of Redemption. To them God is defined by their Systematic theologies disseminated in the Vain imaginations of men. The Doctrine in accord with godliness 1Tim6:3, the wholesome Words of Christ Himself, is heresy to them, because it asks them to <text:span text:style-name="T4">DO </text:span>something they have no <text:span text:style-name="T4">INTENTION</text:span> of Doing! They <text:span text:style-name="T4">WANT</text:span> to be <text:span text:style-name="T7">Saved in their sins</text:span>, because they <text:span text:style-name="T4">LOVE</text:span> wrong doing. </text:p>
      <text:p text:style-name="P6">So the Excuses will Continue to abound and NOTHING we can ever say, backed up by TONS of Bible Truth will ever Suffice until they make that<text:span text:style-name="T5"> DETERMINDED</text:span> <text:span text:style-name="T5">CHOICE</text:span> to Come Out of the delusion and Seek God. </text:p>
      <text:p text:style-name="P6"><text:span text:style-name="T6">Basically this Message of Repentance proven by deeds</text:span> is being presented to the Minds of People who believe they have already been Saved in their Sins, and Can Never Stop sinning sustained in a thousand other excu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3</text:page-number></text:span><text:span text:style-name="MT1">/</text:span><text:span text:style-name="MT1"><text:page-count>3</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19M01S</meta:editing-duration>
    <meta:editing-cycles>44</meta:editing-cycles>
    <meta:generator>OpenOffice.org/3.2$Win32 OpenOffice.org_project/320m12$Build-9483</meta:generator>
    <meta:initial-creator>Simon Ott</meta:initial-creator>
    <dc:date>2015-01-25T00:25:57.02</dc:date>
    <dc:creator>Simon Ott</dc:creator>
    <meta:document-statistic meta:table-count="0" meta:image-count="0" meta:object-count="0" meta:page-count="3" meta:paragraph-count="48" meta:word-count="1923" meta:character-count="11461"/>
  </office:meta>
</office:document-meta>
</file>